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395cm" draw:marker-end-width="0.395cm" draw:fill-color="#ffff99" draw:textarea-horizontal-align="center" draw:textarea-vertical-align="middle" fo:padding-top="0.015cm" fo:padding-bottom="0.015cm" fo:padding-left="0.015cm" fo:padding-right="0.015cm"/>
    </style:style>
    <style:style style:name="gr2" style:family="graphic" style:parent-style-name="objectwithoutfill">
      <style:graphic-properties draw:stroke="solid" svg:stroke-width="0.028cm" draw:marker-start-width="0.267cm" draw:marker-end-width="0.267cm" draw:fill="none" draw:textarea-horizontal-align="center" draw:textarea-vertical-align="middle" fo:padding-top="0.039cm" fo:padding-bottom="0.039cm" fo:padding-left="0.039cm" fo:padding-right="0.039cm"/>
    </style:style>
    <style:style style:name="gr3" style:family="graphic" style:parent-style-name="standard">
      <style:graphic-properties draw:stroke="solid" svg:stroke-width="0.05cm" draw:marker-start="Arrow" draw:marker-start-width="0.15cm" draw:marker-end="Arrow" draw:marker-end-width="0.15cm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Objet_20_sans_20_remplissage_20_ni_20_ligne">
      <style:graphic-properties draw:textarea-horizontal-align="center" draw:textarea-vertical-align="middle" draw:ole-draw-aspect="1" style:protect="size"/>
    </style:style>
  </office:automatic-styles>
  <office:body>
    <office:drawing>
      <draw:page draw:name="page1" draw:style-name="dp1" draw:master-page-name="Default">
        <draw:path draw:style-name="gr1" draw:layer="layout" svg:width="9.67cm" svg:height="5.581cm" svg:x="1.48cm" svg:y="1.022cm" svg:viewBox="0 0 9671 5582" svg:d="M0 1265c0-667 173-1191 492-1257 320-65 834 284 987 943 154 659 178 1380 286 1799 108 420 490 875 864 807 373-68 731-635 1182-1633 452-999 1270-1117 2217-785 946 331 3811 1752 3635 3461-92 1039-1361 1666-2597-284s-1716-1383-2949-225-1654 1081-2442 763-1272-1423-1413-2086c-142-663-262-836-262-1503z">
          <text:p/>
        </draw:path>
        <draw:line draw:style-name="gr2" draw:layer="layout" svg:x1="11.168cm" svg:y1="3.51cm" svg:x2="11.156cm" svg:y2="7.924cm">
          <text:p/>
        </draw:line>
        <draw:line draw:style-name="gr2" draw:layer="layout" svg:x1="1.475cm" svg:y1="1.64cm" svg:x2="1.476cm" svg:y2="7.746cm">
          <text:p/>
        </draw:line>
        <draw:line draw:style-name="gr3" draw:layer="layout" svg:x1="1.45cm" svg:y1="7.632cm" svg:x2="11.168cm" svg:y2="7.619cm">
          <text:p/>
        </draw:line>
        <draw:line draw:style-name="gr3" draw:layer="layout" svg:x1="12.173cm" svg:y1="2.009cm" svg:x2="12.199cm" svg:y2="6.614cm">
          <text:p/>
        </draw:line>
        <draw:line draw:style-name="gr3" draw:layer="layout" svg:x1="7.098cm" svg:y1="4.019cm" svg:x2="7.098cm" svg:y2="6.093cm">
          <text:p/>
        </draw:line>
        <draw:line draw:style-name="gr3" draw:layer="layout" svg:x1="4.058cm" svg:y1="1.043cm" svg:x2="4.045cm" svg:y2="4.617cm">
          <text:p/>
        </draw:line>
        <draw:line draw:style-name="gr2" draw:layer="layout" svg:x1="7.619cm" svg:y1="6.08cm" svg:x2="2.531cm" svg:y2="6.093cm">
          <text:p/>
        </draw:line>
        <draw:line draw:style-name="gr2" draw:layer="layout" svg:x1="4.567cm" svg:y1="1.017cm" svg:x2="1.526cm" svg:y2="1.017cm">
          <text:p/>
        </draw:line>
        <draw:line draw:style-name="gr2" draw:layer="layout" svg:x1="12.708cm" svg:y1="2.035cm" svg:x2="5.627cm" svg:y2="2.017cm">
          <text:p/>
        </draw:line>
        <draw:line draw:style-name="gr2" draw:layer="layout" svg:x1="12.668cm" svg:y1="6.617cm" svg:x2="9.627cm" svg:y2="6.617cm">
          <text:p/>
        </draw:line>
        <draw:frame draw:style-name="gr4" draw:layer="layout" svg:width="0.923cm" svg:height="0.543cm" svg:x="12.356cm" svg:y="3.99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4" draw:layer="layout" svg:width="0.923cm" svg:height="0.543cm" svg:x="7.179cm" svg:y="5.13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4" draw:layer="layout" svg:width="0.923cm" svg:height="0.543cm" svg:x="4.007cm" svg:y="2.16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4" draw:layer="layout" svg:width="0.699cm" svg:height="0.543cm" svg:x="4.362cm" svg:y="6.97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4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9$Win32 OpenOffice.org_project/419m1$Build-9805</meta:generator>
    <meta:initial-creator>David Legland</meta:initial-creator>
    <meta:creation-date>2004-07-21T11:58:57</meta:creation-date>
    <dc:date>2021-03-08T10:51:44.82</dc:date>
    <dc:language>en-US</dc:language>
    <meta:editing-cycles>12</meta:editing-cycles>
    <meta:editing-duration>PT7H50M43S</meta:editing-duration>
    <dc:creator>David Legland</dc:creator>
    <meta:document-statistic meta:object-count="1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ub>
        <mi>D</mi>
        <mrow>
          <mi>y</mi>
          <mn>,3</mn>
        </mrow>
      </msub>
    </mrow>
    <annotation encoding="StarMath 5.0">D_{y,3}</annotation>
  </semantics>
</math>
</file>

<file path=Object 2/content.xml><?xml version="1.0" encoding="utf-8"?>
<math xmlns="http://www.w3.org/1998/Math/MathML">
  <semantics>
    <mrow>
      <msub>
        <mi>D</mi>
        <mrow>
          <mi>y</mi>
          <mn>,2</mn>
        </mrow>
      </msub>
    </mrow>
    <annotation encoding="StarMath 5.0">D_{y,2}</annotation>
  </semantics>
</math>
</file>

<file path=Object 3/content.xml><?xml version="1.0" encoding="utf-8"?>
<math xmlns="http://www.w3.org/1998/Math/MathML">
  <semantics>
    <mrow>
      <msub>
        <mi>D</mi>
        <mrow>
          <mi>y</mi>
          <mn>,1</mn>
        </mrow>
      </msub>
    </mrow>
    <annotation encoding="StarMath 5.0">D_{y,1}</annotation>
  </semantics>
</math>
</file>

<file path=Object 4/content.xml><?xml version="1.0" encoding="utf-8"?>
<math xmlns="http://www.w3.org/1998/Math/MathML">
  <semantics>
    <mrow>
      <msub>
        <mi>D</mi>
        <mrow>
          <mi>x</mi>
        </mrow>
      </msub>
    </mrow>
    <annotation encoding="StarMath 5.0">D_{x
}</annotation>
  </semantics>
</math>
</file>